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0.82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9"/>
        <table:table-column table:style-name="co6" table:number-columns-repeated="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OM_ADD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NXT_BASE_ADDR</text:p>
          </table:table-cell>
          <table:table-cell office:value-type="string" calcext:value-type="string">
            <text:p>PARITY</text:p>
          </table:table-cell>
          <table:table-cell table:style-name="ce1" office:value-type="string" calcext:value-type="string">
            <text:p>CTRL_W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IDLE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I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LD_A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LD_A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LD_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LD_A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L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LD_A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L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1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LD_B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1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4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S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R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RND_B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R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RND_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S_S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ND_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C_S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CSND_BI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6:12:15.70808634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0T16:39:47.334453425</dc:date>
    <meta:editing-duration>PT19H2M54S</meta:editing-duration>
    <meta:editing-cycles>59</meta:editing-cycles>
    <meta:document-statistic meta:table-count="1" meta:cell-count="85" meta:object-count="0"/>
  </office:meta>
</office:document-meta>
</file>